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68431" officeooo:paragraph-rsid="00168431" style:font-weight-asian="bold"/>
    </style:style>
    <style:style style:name="P2" style:family="paragraph" style:parent-style-name="Standard">
      <style:paragraph-properties fo:text-align="center" style:justify-single-word="false"/>
      <style:text-properties style:font-name-asian="Symbol" style:font-name-complex="Symbol"/>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text-properties officeooo:rsid="0016fd5c" officeooo:paragraph-rsid="0016fd5c"/>
    </style:style>
    <style:style style:name="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7" style:family="paragraph" style:parent-style-name="Standard">
      <style:paragraph-properties fo:margin-left="0cm" fo:margin-right="0.635cm" fo:text-indent="0cm" style:auto-text-indent="false"/>
    </style:style>
    <style:style style:name="P8" style:family="paragraph" style:parent-style-name="Footer">
      <style:text-properties style:font-name-asian="Symbol" style:font-name-complex="Symbol"/>
    </style:style>
    <style:style style:name="P9" style:family="paragraph" style:parent-style-name="InfoBlue">
      <style:text-properties fo:color="#000000" officeooo:rsid="001bb0ab" officeooo:paragraph-rsid="001bb0ab"/>
    </style:style>
    <style:style style:name="P10" style:family="paragraph" style:parent-style-name="InfoBlue">
      <style:text-properties fo:color="#000000" officeooo:rsid="001e3386" officeooo:paragraph-rsid="001e3386"/>
    </style:style>
    <style:style style:name="P11" style:family="paragraph" style:parent-style-name="InfoBlue">
      <style:paragraph-properties fo:margin-left="0cm" fo:margin-right="0cm" fo:text-indent="0.635cm" style:auto-text-indent="false"/>
    </style:style>
    <style:style style:name="P12" style:family="paragraph" style:parent-style-name="Standard" style:list-style-name="WW8Num9"/>
    <style:style style:name="P13" style:family="paragraph" style:parent-style-name="Standard" style:list-style-name="WW8Num4">
      <style:text-properties officeooo:rsid="001e51c2" officeooo:paragraph-rsid="001e51c2"/>
    </style:style>
    <style:style style:name="P14" style:family="paragraph" style:parent-style-name="Standard">
      <style:text-properties officeooo:rsid="001e8e3b" officeooo:paragraph-rsid="001e8e3b"/>
    </style:style>
    <style:style style:name="P15" style:family="paragraph" style:parent-style-name="Standard">
      <style:paragraph-properties fo:margin-left="0cm" fo:margin-right="0cm" fo:text-indent="0cm" style:auto-text-indent="false"/>
      <style:text-properties officeooo:rsid="001e8e3b" officeooo:paragraph-rsid="001e8e3b"/>
    </style:style>
    <style:style style:name="P16" style:family="paragraph" style:parent-style-name="Heading" style:master-page-name="Standard">
      <style:paragraph-properties style:page-number="auto"/>
      <style:text-properties officeooo:rsid="00168431" officeooo:paragraph-rsid="00168431"/>
    </style:style>
    <style:style style:name="P17" style:family="paragraph" style:parent-style-name="Heading_20_2">
      <style:text-properties officeooo:rsid="001e8e3b" officeooo:paragraph-rsid="001e8e3b"/>
    </style:style>
    <style:style style:name="P18" style:family="paragraph" style:parent-style-name="Heading_20_2">
      <style:paragraph-properties fo:margin-left="0cm" fo:margin-right="0cm" fo:text-indent="0cm" style:auto-text-indent="false"/>
      <style:text-properties officeooo:rsid="001e8e3b" officeooo:paragraph-rsid="001e8e3b"/>
    </style:style>
    <style:style style:name="T1" style:family="text">
      <style:text-properties officeooo:rsid="00168431"/>
    </style:style>
    <style:style style:name="T2" style:family="text">
      <style:text-properties style:font-name="Symbol"/>
    </style:style>
    <style:style style:name="T3" style:family="text">
      <style:text-properties style:font-name-asian="Symbol" style:font-name-complex="Symbol"/>
    </style:style>
    <style:style style:name="T4" style:family="text">
      <style:text-properties text:display="none"/>
    </style:style>
    <style:style style:name="T5" style:family="text">
      <style:text-properties fo:color="#0000ff" style:font-name="Times" style:font-name-complex="Times" style:font-style-complex="italic" text:display="none"/>
    </style:style>
    <style:style style:name="T6" style:family="text">
      <style:text-properties fo:color="#0000ff" style:font-name="Times" fo:font-weight="bold" style:font-weight-asian="bold" style:font-name-complex="Times" style:font-style-complex="italic" style:font-weight-complex="bold" text:display="none"/>
    </style:style>
    <style:style style:name="T7" style:family="text">
      <style:text-properties style:text-position="super 58%" text:display="none"/>
    </style:style>
    <style:style style:name="T8" style:family="text">
      <style:text-properties fo:font-weight="bold" style:font-weight-asian="bold" style:font-weight-complex="bold"/>
    </style:style>
    <style:style style:name="T9" style:family="text">
      <style:text-properties fo:font-style="italic" style:font-style-asian="italic" text:display="none"/>
    </style:style>
    <style:style style:name="T10" style:family="text">
      <style:text-properties officeooo:rsid="0018ab6e"/>
    </style:style>
    <style:style style:name="T11" style:family="text">
      <style:text-properties officeooo:rsid="001a718f"/>
    </style:style>
    <style:style style:name="T12" style:family="text">
      <style:text-properties officeooo:rsid="001d83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alkingInfo</text:p>
      <text:p text:style-name="Heading">Architecture Notebook</text:p>
      <text:p text:style-name="Standard"/>
      <text:p text:style-name="Standard"><text:span text:style-name="T5">There is guidance within this template that appears in a style named InfoBlue. This style has a hidden font attribute that allows you to toggle whether it is visible or hidden in this template. Use the </text:span><text:span text:style-name="T4">Microsoft</text:span><text:span text:style-name="T7">® </text:span><text:span text:style-name="T4">Word</text:span><text:span text:style-name="T7">®</text:span><text:span text:style-name="T5"> menu </text:span><text:span text:style-name="T6">Tools &gt; Options &gt; View &gt; Hidden Text </text:span><text:span text:style-name="T5">check box to toggle this setting. There is also an option for printing: </text:span><text:span text:style-name="T6">Tools &gt; Options &gt; Print</text:span><text:span text:style-name="T5">.</text:span></text:p>
      <text:p text:style-name="P4"/>
      <text:h text:style-name="Heading_20_1" text:outline-level="1">Purpose</text:h>
      <text:p text:style-name="P5">Esta aplicação tem como foco a usuabiliade e <text:span text:style-name="T11">conquistar</text:span> o maior número de <text:span text:style-name="T11">clientes</text:span> poss<text:span text:style-name="T11">í</text:span>veis. <text:span text:style-name="T10">O primeiro ponto se deve ao fato de que o sistema será web, buscamos isso porque não queríamos que os usuários se fixem em uma só plataforma e ao mesmo tempo possam utilizá-lo em qualquer lugar. Já o segundo baseia-se muito forte no sucesso do primeiro, onde aqui, quanto mais pessoas colaborando, mais forte e conhecido será a aplicação.</text:spa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P9">A aplicação séra desenvolvida de forma totalmente nova, ou seja, sem utilizar sistemas antigos ou legados. <text:span text:style-name="T12">Ao mesmo tempo, c</text:span>om base nas boas práticas de programação buscaremos diminuir o índice ou necessidade de um alto número de manutenção, mas a nossa maior preocupação serão os dados dos usuários e para isso utilizaremos um banco de dados com suporte oficial da Google, o Firebase.</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P10">Como dito no item 2, por preocupação com os dados do usuário, manter a velocidade alta por ser uma aplicação web e facilidade de uso utilizaremos o Firebase como banco. Para todo o desenvolvimento da apliação optamos pela linguagem JavaScript pois tem crescido rapidamente no mercado já que possui boa performance, usuabilidade além do fato que nosso desenvolvedor é muito familiarizado com ela . Por fim, para parte visual e estruturação, teremos CSS e HTML, respectivamente.</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list xml:id="list523855045018539530" text:style-name="WW8Num4">
        <text:list-item>
          <text:p text:style-name="P13">Banco de Dados: Firebase porque é gratuito, tem boa perfomance e é um produto da Google.</text:p>
        </text:list-item>
        <text:list-item>
          <text:p text:style-name="P13">Linguagem de Programação: JavaScript porque é muito versátil, altamente utilizada e com ela ganhamos a possibilidade de utilizar REACT.</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P18" text:outline-level="2"><text:s text:c="6"/>Firebase</text:h>
      <text:p text:style-name="P15">Banco de dados escolhido para a aplicação, atualmente o ambiente dele já está configurado.</text:p>
      <text:p text:style-name="P11">[Describe the purpose, attributes, and function of the architectural mechanism.]</text:p>
      <text:h text:style-name="P17" text:outline-level="2">JavaScript</text:h>
      <text:p text:style-name="P14">Linguagem escolhida para desenvolver a aplicação, atualmente está associada ao ambiente do banco de dados.</text:p>
      <text:p text:style-name="P11">[Describe the purpose, attributes, and function of the architectural mechanism.]</text:p>
      <text:p text:style-name="Text_20_body"><text:soft-page-break/></text:p>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4612286291738807027" text:style-name="WW8Num9">
        <text:list-item>
          <text:p text:style-name="P12"><text:span text:style-name="T8">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12"><text:span text:style-name="T8">Operational:</text:span> Describes the physical nodes of the system and the processes, threads, and components that run on those physical nodes. This view isn’t necessary if the system runs in a single process and thread.</text:p>
        </text:list-item>
        <text:list-item>
          <text:p text:style-name="P12"><text:span text:style-name="T8">Use case: </text:span>A list or diagram of the use cases that contain architecturally significant requirements.</text:p>
        </text:list-item>
      </text:list>
      <text:p text:style-name="Standard"><text:bookmark text:name="_PictureBullets"/><text:span text:style-name="InfoBlue_20_Char"><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68431" officeooo:paragraph-rsid="00168431"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officeooo:rsid="00168431"/>
    </style:style>
    <style:style style:name="MT2" style:family="text">
      <style:text-properties style:font-name="Symbol"/>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lkingInfo</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text:span text:style-name="MT1">10</text:span>/<text:span text:style-name="MT1">09</text:span>/<text:span text:style-name="MT1">2017</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07" text:date-value="2017-09-11T23:40:33.166652591">2017</text:date></text:p>
            </table:table-cell>
            <table:table-cell table:style-name="Table1.A1" office:value-type="string">
              <text:p text:style-name="MP5"><text:span text:style-name="MT3">Page </text:span><text:span text:style-name="Page_20_Number"><text:span text:style-name="MT3"><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7-09-10T22:00:40.817230225</meta:creation-date>
    <dc:date>2017-09-11T23:40:33.037815594</dc:date>
    <meta:print-date>2001-03-15T14:26:00</meta:print-date>
    <meta:editing-cycles>9</meta:editing-cycles>
    <meta:editing-duration>PT41M20S</meta:editing-duration>
    <meta:generator>LibreOffice/5.1.6.2$Linux_X86_64 LibreOffice_project/10m0$Build-2</meta:generator>
    <meta:document-statistic meta:table-count="2" meta:image-count="0" meta:object-count="0" meta:page-count="2" meta:paragraph-count="40" meta:word-count="737" meta:character-count="4771" meta:non-whitespace-character-count="4078"/>
  </office:meta>
</office:document-meta>
</file>